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12.816cm" fo:min-width="4.184cm" fo:padding-top="0.175cm" fo:padding-bottom="0.175cm" fo:padding-left="0.3cm" fo:padding-right="0.3cm"/>
    </style:style>
    <style:style style:name="gr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8.358cm" fo:min-width="0.108cm" fo:padding-top="0.175cm" fo:padding-bottom="0.175cm" fo:padding-left="0.3cm" fo:padding-right="0.3cm"/>
    </style:style>
    <style:style style:name="gr3"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498cm" fo:min-width="4.502cm" fo:padding-top="0.175cm" fo:padding-bottom="0.175cm" fo:padding-left="0.3cm" fo:padding-right="0.3cm"/>
    </style:style>
    <style:style style:name="gr4"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2.062cm" fo:min-width="4.59cm" fo:padding-top="0.175cm" fo:padding-bottom="0.175cm" fo:padding-left="0.3cm" fo:padding-right="0.3cm"/>
    </style:style>
    <style:style style:name="gr5"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6.722cm" fo:min-width="10.008cm" fo:padding-top="0.175cm" fo:padding-bottom="0.175cm" fo:padding-left="0.3cm" fo:padding-right="0.3cm"/>
    </style:style>
    <style:style style:name="gr6"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10.847cm" fo:min-width="14.139cm" fo:padding-top="0.175cm" fo:padding-bottom="0.175cm" fo:padding-left="0.3cm" fo:padding-right="0.3cm" draw:shadow="hidden"/>
    </style:style>
    <style:style style:name="gr7"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3cm" fo:padding-top="0.175cm" fo:padding-bottom="0.175cm" fo:padding-left="0.3cm" fo:padding-right="0.3cm"/>
    </style:style>
    <style:style style:name="gr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9.65cm" fo:min-width="15cm" fo:padding-top="0.175cm" fo:padding-bottom="0.175cm" fo:padding-left="0.3cm" fo:padding-right="0.3cm"/>
    </style:style>
    <style:style style:name="gr9"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8.9cm" fo:padding-top="0.175cm" fo:padding-bottom="0.175cm" fo:padding-left="0.3cm" fo:padding-right="0.3cm"/>
    </style:style>
    <style:style style:name="gr10"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5.39cm" fo:min-width="4.628cm" fo:padding-top="0cm" fo:padding-bottom="0cm" fo:padding-left="0cm" fo:padding-right="0cm" draw:shadow="hidden"/>
    </style:style>
    <style:style style:name="gr11"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4.65cm" fo:min-width="14.9cm" fo:padding-top="0.175cm" fo:padding-bottom="0.175cm" fo:padding-left="0.3cm" fo:padding-right="0.3cm"/>
    </style:style>
    <style:style style:name="gr12"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3.063cm" fo:min-width="12.9cm" fo:padding-top="0.175cm" fo:padding-bottom="0.175cm" fo:padding-left="0.3cm" fo:padding-right="0.3cm"/>
    </style:style>
    <style:style style:name="gr13" style:family="graphic" style:parent-style-name="standard">
      <style:graphic-properties draw:stroke="none" svg:stroke-width="0.3cm" svg:stroke-color="#ffffff" draw:marker-start-width="0.6cm" draw:marker-end-width="0.6cm" draw:fill="none" draw:fill-color="#ffffff" fo:min-height="9.556cm" fo:padding-top="0.175cm" fo:padding-bottom="0.175cm" fo:padding-left="0.3cm" fo:padding-right="0.3cm"/>
    </style:style>
    <style:style style:name="gr14" style:family="graphic" style:parent-style-name="standard">
      <style:graphic-properties draw:stroke="none" svg:stroke-width="0.3cm" svg:stroke-color="#ffffff" draw:marker-start-width="0.6cm" draw:marker-end-width="0.6cm" draw:fill="none" draw:fill-color="#ffffff" fo:min-height="2.838cm" fo:padding-top="0.175cm" fo:padding-bottom="0.175cm" fo:padding-left="0.3cm" fo:padding-right="0.3cm"/>
    </style:style>
    <style:style style:name="gr15" style:family="graphic" style:parent-style-name="standard">
      <style:graphic-properties draw:stroke="none" svg:stroke-width="0.3cm" svg:stroke-color="#ffffff" draw:marker-start-width="0.6cm" draw:marker-end-width="0.6cm" draw:fill="none" draw:fill-color="#ffffff" fo:min-height="6cm" fo:padding-top="0.175cm" fo:padding-bottom="0.175cm" fo:padding-left="0.3cm" fo:padding-right="0.3cm"/>
    </style:style>
    <style:style style:name="gr16" style:family="graphic" style:parent-style-name="standard">
      <style:graphic-properties draw:stroke="none" svg:stroke-width="0.3cm" svg:stroke-color="#ffffff" draw:marker-start-width="0.6cm" draw:marker-end-width="0.6cm" draw:fill="none" draw:fill-color="#ffffff" fo:min-height="7.016cm" fo:padding-top="0.175cm" fo:padding-bottom="0.175cm" fo:padding-left="0.3cm" fo:padding-right="0.3cm"/>
    </style:style>
    <style:style style:name="gr17" style:family="graphic" style:parent-style-name="standard">
      <style:graphic-properties draw:stroke="none" svg:stroke-width="0.3cm" svg:stroke-color="#ffffff" draw:marker-start-width="0.6cm" draw:marker-end-width="0.6cm" draw:fill="none" draw:fill-color="#ffffff" fo:min-height="4.603cm" fo:padding-top="0.175cm" fo:padding-bottom="0.175cm" fo:padding-left="0.3cm" fo:padding-right="0.3cm"/>
    </style:style>
    <style:style style:name="gr18" style:family="graphic" style:parent-style-name="standard">
      <style:graphic-properties draw:stroke="solid" svg:stroke-width="0.3cm" draw:marker-start-width="0.45cm" draw:marker-end-width="0.45cm" draw:fill="solid" draw:fill-color="#3465a4" draw:textarea-horizontal-align="justify" draw:textarea-vertical-align="middle" draw:auto-grow-height="false" fo:min-height="0.37cm" fo:min-width="8.63cm" fo:padding-top="0.175cm" fo:padding-bottom="0.175cm" fo:padding-left="0.3cm" fo:padding-right="0.3cm"/>
    </style:style>
    <style:style style:name="P1" style:family="paragraph">
      <loext:graphic-properties draw:fill="solid" draw:fill-color="#3465a4"/>
      <style:paragraph-properties fo:text-align="center"/>
    </style:style>
    <style:style style:name="P2" style:family="paragraph">
      <loext:graphic-properties draw:fill="solid" draw:fill-color="#3465a4"/>
      <style:paragraph-properties fo:text-align="center"/>
      <style:text-properties fo:font-size="18pt" style:font-size-asian="18pt" style:font-size-complex="18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color="#ffffff" fo:font-size="72pt" style:font-size-asian="18pt" style:font-size-complex="18pt"/>
    </style:style>
    <style:style style:name="T1" style:family="text">
      <style:text-properties fo:color="#ffffff" fo:font-size="7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334cm" svg:height="13.716cm" svg:x="7.62cm" svg:y="14.097cm">
          <text:p/>
          <draw:enhanced-geometry svg:viewBox="0 0 21600 21600" draw:path-stretchpoint-x="10800" draw:path-stretchpoint-y="10800" draw:text-areas="?f3 ?f4 ?f5 ?f6" draw:type="round-rectangle" draw:modifiers="3805.537858368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measurelines" svg:width="1cm" svg:height="9cm" svg:x="64.643cm" svg:y="0.5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measurelines" svg:width="5.334cm" svg:height="4.08cm" svg:x="68.072cm" svg:y="8.112cm">
          <text:p/>
          <draw:enhanced-geometry svg:viewBox="0 0 21600 21600" draw:path-stretchpoint-x="10800" draw:path-stretchpoint-y="10800" draw:text-areas="?f3 ?f4 ?f5 ?f6" draw:type="round-rectangle" draw:modifiers="3805.537858368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measurelines" svg:width="5.334cm" svg:height="2.556cm" svg:x="86.852cm" svg:y="15.351cm">
          <text:p/>
          <draw:enhanced-geometry svg:viewBox="0 0 21600 21600" draw:path-stretchpoint-x="10800" draw:path-stretchpoint-y="10800" draw:text-areas="?f3 ?f4 ?f5 ?f6" draw:type="round-rectangle" draw:modifiers="5380.993351583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5cm" svg:height="10cm" svg:x="103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 draw:text-style-name="P1" draw:layer="layout" svg:width="29.763cm" svg:height="14.126cm" svg:x="54.358cm" svg:y="8.78cm" svg:viewBox="0 0 29764 14127" svg:d="M9495 2c-120 21-239 43-359 64-118 34-235 68-353 102-115 47-229 94-344 140-111 58-222 116-333 174-107 68-351 308-457 376-101 78-407 685-508 762-508 889-334 520-381 635-35 117-220 645-254 762-22 120-105 261-127 381-7 120-247 515-254 635-1270 2540-2540 2794-4699 3175-4953 1270 4586 3254 4593 3374 22 120 43 239 65 359 34 118 69 235 104 353 47 115 94 230 141 345 58 111 116 222 174 333 69 107 138 213 206 320 78 101 156 202 234 303 87 94 173 188 260 283 94 86 188 173 282 260 101 78 201 157 302 235 106 69 212 138 319 207 111 59 222 117 333 176 115 47 229 95 344 142 118 35 235 70 353 105 120 22 239 44 359 66 120 8 241 16 361 23 3312 12 6624 24 9936 35 120-7 241-14 361-21 120-21 239-42 359-63 117-34 235-69 352-103 115-46 230-93 345-139 111-58 222-116 333-174 106-68 212-136 319-205 100-77 201-155 302-233 94-86 188-172 282-258 86-94 173-188 259-281 78-101 156-201 235-301 68-106 137-213 205-319 59-110 117-221 175-332 47-115 94-229 141-344 35-117 69-235 104-352 22-119 4637-2278 4659-2397 7-121 4064-1016-1016-1143-2540-508-3556-1442-3556-3573-7-121-15-241-22-362-22-119-43-239-65-359-35-117-69-235-104-353-47-115-94-230-141-345-58-111-116-222-175-333-68-107-137-213-205-320-79-101-157-202-235-303-86-94-173-188-259-283-94-87-188-174-282-260-101-79-202-157-302-236-107-68-213-137-319-206-111-59-222-118-333-176-115-48-230-95-345-142-117-35-235-71-352-106-120-22-239-44-359-65-120-8-241-16-361-24-3312-11-10177-21-10297-14z">
          <text:p/>
        </draw:path>
        <draw:polygon draw:style-name="gr6" draw:text-style-name="P1" draw:layer="layout" svg:width="0cm" svg:height="0cm" svg:x="54.467cm" svg:y="8.747cm" svg:viewBox="0 0 0 0" draw:points="0,0">
          <text:p/>
        </draw:polygon>
        <draw:polygon draw:style-name="gr6" draw:text-style-name="P1" draw:layer="layout" svg:width="0cm" svg:height="0cm" svg:x="73.009cm" svg:y="22.92cm" svg:viewBox="0 0 0 0" draw:points="0,0">
          <text:p/>
        </draw:polygon>
        <draw:custom-shape draw:style-name="gr7" draw:text-style-name="P1" draw:layer="layout" svg:width="13.5cm" svg:height="10cm" svg:x="96.5cm" svg:y="16.002cm">
          <text:p/>
          <draw:enhanced-geometry svg:viewBox="0 0 21600 21600" draw:type="rectangle" draw:enhanced-path="M 0 0 L 21600 0 21600 21600 0 21600 0 0 Z N"/>
        </draw:custom-shape>
        <draw:custom-shape draw:style-name="gr7" draw:text-style-name="P1" draw:layer="layout" svg:width="13.5cm" svg:height="10cm" svg:x="32.5cm" svg:y="16.002cm">
          <text:p/>
          <draw:enhanced-geometry svg:viewBox="0 0 21600 21600" draw:type="rectangle" draw:enhanced-path="M 0 0 L 21600 0 21600 21600 0 21600 0 0 Z N"/>
        </draw:custom-shape>
        <draw:custom-shape draw:style-name="gr8" draw:text-style-name="P1" draw:layer="layout" svg:width="15.5cm" svg:height="10cm" svg:x="46cm" svg:y="16.002cm">
          <text:p/>
          <draw:enhanced-geometry svg:viewBox="0 0 21600 21600" draw:type="rectangle" draw:enhanced-path="M 0 0 L 21600 0 21600 21600 0 21600 0 0 Z N"/>
        </draw:custom-shape>
        <draw:custom-shape draw:style-name="gr8" draw:text-style-name="P1" draw:layer="layout" svg:width="15.5cm" svg:height="10cm" svg:x="17cm" svg:y="16.002cm">
          <text:p/>
          <draw:enhanced-geometry svg:viewBox="0 0 21600 21600" draw:type="rectangle" draw:enhanced-path="M 0 0 L 21600 0 21600 21600 0 21600 0 0 Z N"/>
        </draw:custom-shape>
        <draw:custom-shape draw:style-name="gr8" draw:text-style-name="P1" draw:layer="layout" svg:width="15.5cm" svg:height="10cm" svg:x="61.5cm" svg:y="16.002cm">
          <text:p/>
          <draw:enhanced-geometry svg:viewBox="0 0 21600 21600" draw:type="rectangle" draw:enhanced-path="M 0 0 L 21600 0 21600 21600 0 21600 0 0 Z N"/>
        </draw:custom-shape>
        <draw:custom-shape draw:style-name="gr9" draw:text-style-name="P1" draw:layer="layout" svg:width="19.5cm" svg:height="5cm" svg:x="77cm" svg:y="16.002cm">
          <text:p/>
          <draw:enhanced-geometry svg:viewBox="0 0 21600 21600" draw:type="rectangle" draw:enhanced-path="M 0 0 L 21600 0 21600 21600 0 21600 0 0 Z N"/>
        </draw:custom-shape>
        <draw:path draw:style-name="gr10" draw:text-style-name="P2" draw:layer="layout" svg:width="16.049cm" svg:height="11.029cm" svg:x="0.999cm" svg:y="14.97cm" svg:viewBox="0 0 16050 11030" svg:d="M15979 1030c0 3332 0 6665 0 9997-3434 19-8599 19-15978-3282 0-1382 0-2047 0-3428 6088-3174 12544-3174 15978-3287zM16050 0zM0 11028z">
          <text:p/>
        </draw:path>
        <draw:custom-shape draw:style-name="gr9" draw:text-style-name="P1" draw:layer="measurelines" svg:width="19.5cm" svg:height="5cm" svg:x="77cm" svg:y="21cm">
          <text:p/>
          <draw:enhanced-geometry svg:viewBox="0 0 21600 21600" draw:type="rectangle" draw:enhanced-path="M 0 0 L 21600 0 21600 21600 0 21600 0 0 Z N"/>
        </draw:custom-shape>
        <draw:custom-shape draw:style-name="gr11" draw:text-style-name="P1" draw:layer="measurelines" svg:width="15.5cm" svg:height="5cm" svg:x="61.5cm" svg:y="21cm">
          <text:p/>
          <draw:enhanced-geometry svg:viewBox="0 0 21600 21600" draw:type="rectangle" draw:enhanced-path="M 0 0 L 21600 0 21600 21600 0 21600 0 0 Z N"/>
        </draw:custom-shape>
        <draw:custom-shape draw:style-name="gr12" draw:text-style-name="P1" draw:layer="measurelines" svg:width="13.5cm" svg:height="3.413cm" svg:x="32.5cm" svg:y="16.002cm">
          <text:p/>
          <draw:enhanced-geometry svg:viewBox="0 0 21600 21600" draw:type="rectangle" draw:enhanced-path="M 0 0 L 21600 0 21600 21600 0 21600 0 0 Z N"/>
        </draw:custom-shape>
        <draw:frame draw:style-name="gr13" draw:text-style-name="P4" draw:layer="measurelines" svg:width="16.002cm" svg:height="9.906cm" svg:x="0.889cm" svg:y="16.002cm">
          <draw:text-box>
            <text:p text:style-name="P3"><text:span text:style-name="T1">1</text:span></text:p>
          </draw:text-box>
        </draw:frame>
        <draw:frame draw:style-name="gr13" draw:text-style-name="P4" draw:layer="layout" svg:width="16.002cm" svg:height="9.906cm" svg:x="17.018cm" svg:y="16.129cm">
          <draw:text-box>
            <text:p text:style-name="P3"><text:span text:style-name="T1">2</text:span></text:p>
            <text:p text:style-name="P3"><text:span text:style-name="T1"/></text:p>
            <text:p text:style-name="P3"><text:span text:style-name="T1"/></text:p>
          </draw:text-box>
        </draw:frame>
        <draw:frame draw:style-name="gr14" draw:text-style-name="P4" draw:layer="layout" svg:width="13.335cm" svg:height="3.188cm" svg:x="32.639cm" svg:y="16.186cm">
          <draw:text-box>
            <text:p text:style-name="P3"><text:span text:style-name="T1">3</text:span></text:p>
          </draw:text-box>
        </draw:frame>
        <draw:frame draw:style-name="gr15" draw:text-style-name="P4" draw:layer="layout" svg:width="13.335cm" svg:height="6.35cm" svg:x="32.639cm" svg:y="19.558cm">
          <draw:text-box>
            <text:p text:style-name="P3"><text:span text:style-name="T1">4</text:span></text:p>
          </draw:text-box>
        </draw:frame>
        <draw:frame draw:style-name="gr13" draw:text-style-name="P4" draw:layer="layout" svg:width="16.002cm" svg:height="9.906cm" svg:x="45.847cm" svg:y="16.002cm">
          <draw:text-box>
            <text:p text:style-name="P3"><text:span text:style-name="T1">5</text:span></text:p>
          </draw:text-box>
        </draw:frame>
        <draw:frame draw:style-name="gr16" draw:text-style-name="P4" draw:layer="layout" svg:width="17.526cm" svg:height="7.366cm" svg:x="60.198cm" svg:y="8.89cm">
          <draw:text-box>
            <text:p text:style-name="P3"><text:span text:style-name="T1">6</text:span></text:p>
          </draw:text-box>
        </draw:frame>
        <draw:frame draw:style-name="gr17" draw:text-style-name="P4" draw:layer="layout" svg:width="15.494cm" svg:height="4.953cm" svg:x="61.468cm" svg:y="15.875cm">
          <draw:text-box>
            <text:p text:style-name="P3"><text:span text:style-name="T1">7</text:span></text:p>
          </draw:text-box>
        </draw:frame>
        <draw:frame draw:style-name="gr17" draw:text-style-name="P4" draw:layer="layout" svg:width="15.748cm" svg:height="4.953cm" svg:x="61.341cm" svg:y="20.955cm">
          <draw:text-box>
            <text:p text:style-name="P3"><text:span text:style-name="T1">8</text:span></text:p>
          </draw:text-box>
        </draw:frame>
        <draw:frame draw:style-name="gr17" draw:text-style-name="P4" draw:layer="layout" svg:width="19.431cm" svg:height="4.953cm" svg:x="76.962cm" svg:y="16.002cm">
          <draw:text-box>
            <text:p text:style-name="P3"><text:span text:style-name="T1">9</text:span></text:p>
          </draw:text-box>
        </draw:frame>
        <draw:frame draw:style-name="gr17" draw:text-style-name="P4" draw:layer="layout" svg:width="19.431cm" svg:height="4.953cm" svg:x="76.962cm" svg:y="21.082cm">
          <draw:text-box>
            <text:p text:style-name="P3"><text:span text:style-name="T1">10</text:span></text:p>
          </draw:text-box>
        </draw:frame>
        <draw:frame draw:style-name="gr13" draw:text-style-name="P4" draw:layer="layout" svg:width="13.462cm" svg:height="9.906cm" svg:x="96.52cm" svg:y="16.129cm">
          <draw:text-box>
            <text:p text:style-name="P3"><text:span text:style-name="T1">11</text:span></text:p>
            <text:p text:style-name="P3"><text:span text:style-name="T1"/></text:p>
            <text:p text:style-name="P3"><text:span text:style-name="T1"/></text:p>
          </draw:text-box>
        </draw:frame>
        <draw:frame draw:style-name="gr13" draw:text-style-name="P4" draw:layer="layout" svg:width="8.001cm" svg:height="9.906cm" svg:x="109.855cm" svg:y="16.129cm">
          <draw:text-box>
            <text:p text:style-name="P3"><text:span text:style-name="T1">12</text:span></text:p>
          </draw:text-box>
        </draw:frame>
        <draw:custom-shape draw:style-name="gr18" draw:text-style-name="P1" draw:layer="layout" svg:width="9.526cm" svg:height="1.016cm" svg:x="20.32cm" svg:y="20.7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9.526cm" svg:height="1.016cm" svg:x="99.059cm" svg:y="20.5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2cm" svg:stroke-color="#ffffff" draw:marker-start-width="0.5cm" draw:marker-start-center="false" draw:marker-end-width="0.5cm" draw:marker-end-center="false" draw:fill="solid" draw:fill-color="#729fcf" draw:fill-image-width="0cm" draw:fill-image-height="0cm" draw:textarea-horizontal-align="center"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0cm" fo:page-height="30cm" style:print-orientation="portrait"/>
    </style:page-layout>
    <style:style style:name="Mdp1" style:family="drawing-page">
      <style:drawing-page-properties draw:background-size="border" draw:fill="none" draw:fill-color="#3465a4"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7T23:33:00.211613446</meta:creation-date>
    <dc:date>2020-02-27T14:24:55.972472967</dc:date>
    <meta:editing-duration>PT2H16S</meta:editing-duration>
    <meta:editing-cycles>78</meta:editing-cycles>
    <meta:generator>LibreOffice/5.1.6.2$Linux_x86 LibreOffice_project/10m0$Build-2</meta:generator>
    <meta:document-statistic meta:object-count="32"/>
  </office:meta>
</office:document-meta>
</file>